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style:font-name="Liberation Serif1" officeooo:paragraph-rsid="00207b9e" style:font-name-complex="Liberation Serif1"/>
    </style:style>
    <style:style style:name="P2" style:family="paragraph" style:parent-style-name="Standard">
      <style:text-properties style:font-name="Liberation Serif1" officeooo:rsid="00207b9e" officeooo:paragraph-rsid="00207b9e" style:font-name-complex="Liberation Serif1"/>
    </style:style>
    <style:style style:name="P3" style:family="paragraph" style:parent-style-name="Standard">
      <style:text-properties style:font-name="Liberation Serif1" officeooo:rsid="002b69da" officeooo:paragraph-rsid="002b69da" style:font-name-complex="Liberation Serif1"/>
    </style:style>
    <style:style style:name="P4" style:family="paragraph" style:parent-style-name="Standard">
      <style:text-properties style:font-name="Liberation Serif1" officeooo:paragraph-rsid="002c93e4" style:font-name-complex="Liberation Serif1"/>
    </style:style>
    <style:style style:name="P5" style:family="paragraph" style:parent-style-name="Standard">
      <style:text-properties style:font-name="Liberation Serif1" fo:font-weight="bold" officeooo:rsid="00207b9e" officeooo:paragraph-rsid="00207b9e" style:font-name-complex="Liberation Serif1"/>
    </style:style>
    <style:style style:name="P6" style:family="paragraph" style:parent-style-name="Standard">
      <style:text-properties style:font-name="Liberation Serif1" fo:font-weight="bold" officeooo:rsid="00207b9e" officeooo:paragraph-rsid="002bff98" style:font-name-complex="Liberation Serif1"/>
    </style:style>
    <style:style style:name="P7" style:family="paragraph" style:parent-style-name="Standard">
      <style:text-properties style:font-name="Liberation Serif1" fo:font-weight="bold" officeooo:rsid="00207b9e" officeooo:paragraph-rsid="00207b9e" style:font-weight-asian="bold" style:font-name-complex="Liberation Serif1" style:font-weight-complex="bold"/>
    </style:style>
    <style:style style:name="P8" style:family="paragraph" style:parent-style-name="Standard">
      <style:text-properties style:font-name="Liberation Serif1" fo:font-weight="bold" officeooo:rsid="0026d98b" officeooo:paragraph-rsid="0026d98b" style:font-weight-asian="bold" style:font-name-complex="Liberation Serif1" style:font-weight-complex="bold"/>
    </style:style>
    <style:style style:name="P9" style:family="paragraph" style:parent-style-name="Standard">
      <style:text-properties style:font-name="Liberation Serif1" fo:font-weight="normal" officeooo:rsid="00207b9e" officeooo:paragraph-rsid="00207b9e" style:font-weight-asian="normal" style:font-name-complex="Liberation Serif1" style:font-weight-complex="normal"/>
    </style:style>
    <style:style style:name="P10" style:family="paragraph" style:parent-style-name="Standard" style:list-style-name="L7">
      <style:text-properties style:font-name="Liberation Serif1" fo:font-weight="normal" officeooo:rsid="00207b9e" officeooo:paragraph-rsid="00207b9e" style:font-weight-asian="normal" style:font-name-complex="Liberation Serif1" style:font-weight-complex="normal"/>
    </style:style>
    <style:style style:name="P11" style:family="paragraph" style:parent-style-name="Standard">
      <style:text-properties style:font-name="Liberation Serif1" fo:font-weight="normal" officeooo:rsid="002c93e4" officeooo:paragraph-rsid="002c93e4" style:font-weight-asian="normal" style:font-name-complex="Liberation Serif1" style:font-weight-complex="normal"/>
    </style:style>
    <style:style style:name="P12" style:family="paragraph" style:parent-style-name="Standard">
      <style:text-properties style:font-name="Liberation Serif1" fo:font-weight="normal" officeooo:paragraph-rsid="002c93e4" style:font-weight-asian="normal" style:font-name-complex="Liberation Serif1" style:font-weight-complex="normal"/>
    </style:style>
    <style:style style:name="P13" style:family="paragraph" style:parent-style-name="Standard">
      <style:text-properties style:font-name="Liberation Serif1" fo:font-size="14pt" style:text-underline-style="solid" style:text-underline-width="auto" style:text-underline-color="font-color" fo:font-weight="normal" officeooo:rsid="002c93e4" officeooo:paragraph-rsid="002c93e4" style:font-size-asian="14pt" style:font-weight-asian="normal" style:font-name-complex="Liberation Serif1" style:font-size-complex="14pt" style:font-weight-complex="normal"/>
    </style:style>
    <style:style style:name="P14" style:family="paragraph" style:parent-style-name="Standard">
      <style:text-properties officeooo:paragraph-rsid="002c93e4"/>
    </style:style>
    <style:style style:name="P15" style:family="paragraph" style:parent-style-name="Text_20_body">
      <style:paragraph-properties fo:margin-top="0in" fo:margin-bottom="0.0972in" style:contextual-spacing="false" fo:line-height="114%" fo:padding="0in" fo:border="none"/>
      <style:text-properties fo:font-weight="normal" officeooo:rsid="002dcdef" officeooo:paragraph-rsid="002dcdef" style:font-weight-asian="normal" style:font-weight-complex="normal"/>
    </style:style>
    <style:style style:name="P16" style:family="paragraph" style:parent-style-name="Text_20_body">
      <style:text-properties officeooo:paragraph-rsid="0022479f"/>
    </style:style>
    <style:style style:name="P17" style:family="paragraph" style:parent-style-name="Text_20_body">
      <style:text-properties style:font-name="Liberation Serif1" officeooo:paragraph-rsid="0022479f" style:font-name-complex="Liberation Serif1"/>
    </style:style>
    <style:style style:name="P18" style:family="paragraph" style:parent-style-name="Text_20_body">
      <style:text-properties style:font-name="Liberation Serif1" fo:font-weight="normal" officeooo:rsid="002c93e4" officeooo:paragraph-rsid="002c93e4" style:font-weight-asian="normal" style:font-name-complex="Liberation Serif1" style:font-weight-complex="normal"/>
    </style:style>
    <style:style style:name="P19" style:family="paragraph" style:parent-style-name="Text_20_body" style:list-style-name="L11">
      <style:text-properties style:font-name="Liberation Serif1" fo:font-weight="normal" style:font-weight-asian="normal" style:font-name-complex="Liberation Serif1" style:font-weight-complex="normal"/>
    </style:style>
    <style:style style:name="P20" style:family="paragraph" style:parent-style-name="Text_20_body" style:list-style-name="L12">
      <style:paragraph-properties fo:margin-top="0in" fo:margin-bottom="0.0972in" style:contextual-spacing="false" fo:line-height="114%" fo:padding="0in" fo:border="none"/>
      <style:text-properties style:font-name="Liberation Serif1" fo:font-weight="normal" style:font-weight-asian="normal" style:font-name-complex="Liberation Serif1" style:font-weight-complex="normal"/>
    </style:style>
    <style:style style:name="P21" style:family="paragraph" style:parent-style-name="Text_20_body">
      <style:paragraph-properties fo:margin-top="0in" fo:margin-bottom="0.0972in" style:contextual-spacing="false" fo:line-height="114%" fo:padding="0in" fo:border="none"/>
      <style:text-properties style:font-name="Liberation Serif1" fo:font-weight="normal" officeooo:rsid="002dcdef" officeooo:paragraph-rsid="002dcdef" style:font-weight-asian="normal" style:font-name-complex="Liberation Serif1" style:font-weight-complex="normal"/>
    </style:style>
    <style:style style:name="P22" style:family="paragraph" style:parent-style-name="Text_20_body" style:list-style-name="L12">
      <style:paragraph-properties fo:margin-top="0in" fo:margin-bottom="0.0972in" style:contextual-spacing="false" fo:line-height="114%" fo:padding="0in" fo:border="none"/>
    </style:style>
    <style:style style:name="P23" style:family="paragraph" style:parent-style-name="Text_20_body" style:list-style-name="L11"/>
    <style:style style:name="P24" style:family="paragraph" style:parent-style-name="Text_20_body" style:list-style-name="L13"/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="Google Sans Text" fo:font-weight="bold" style:font-weight-asian="bold" style:font-weight-complex="bold"/>
    </style:style>
    <style:style style:name="T4" style:family="text">
      <style:text-properties style:font-name="Google Sans Text" fo:font-weight="normal" style:font-weight-asian="normal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7b9e" style:font-weight-asian="bold" style:font-weight-complex="bold"/>
    </style:style>
    <style:style style:name="T9" style:family="text">
      <style:text-properties fo:font-weight="bold" style:font-weight-asian="bold" style:font-name-complex="Google Sans Tex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7b9e" style:font-weight-asian="normal" style:font-weight-complex="normal"/>
    </style:style>
    <style:style style:name="T12" style:family="text">
      <style:text-properties fo:font-weight="normal" officeooo:rsid="002bff98" style:font-weight-asian="normal" style:font-weight-complex="normal"/>
    </style:style>
    <style:style style:name="T13" style:family="text">
      <style:text-properties fo:font-weight="normal" officeooo:rsid="002c93e4" style:font-weight-asian="normal" style:font-weight-complex="bold"/>
    </style:style>
    <style:style style:name="T14" style:family="text">
      <style:text-properties fo:font-weight="normal" style:font-weight-asian="normal" style:font-name-complex="Google Sans Text" style:font-weight-complex="normal"/>
    </style:style>
    <style:style style:name="T15" style:family="text">
      <style:text-properties style:font-name="Liberation Serif1" style:font-name-complex="Liberation Serif1"/>
    </style:style>
    <style:style style:name="T16" style:family="text">
      <style:text-properties style:font-name="Liberation Serif1" officeooo:rsid="002c93e4" style:font-name-complex="Liberation Serif1"/>
    </style:style>
    <style:style style:name="T17" style:family="text">
      <style:text-properties style:font-name="Liberation Serif1" fo:font-weight="normal" style:font-weight-asian="normal" style:font-name-complex="Liberation Serif1" style:font-weight-complex="normal"/>
    </style:style>
    <style:style style:name="T18" style:family="text">
      <style:text-properties style:font-name="Liberation Serif1" fo:font-weight="normal" officeooo:rsid="00207b9e" style:font-weight-asian="normal" style:font-name-complex="Liberation Serif1" style:font-weight-complex="normal"/>
    </style:style>
    <style:style style:name="T19" style:family="text">
      <style:text-properties style:font-name="Liberation Serif1" fo:font-weight="normal" officeooo:rsid="002c93e4" style:font-weight-asian="normal" style:font-name-complex="Liberation Serif1" style:font-weight-complex="normal"/>
    </style:style>
    <style:style style:name="T20" style:family="text">
      <style:text-properties style:font-name="Liberation Serif1" fo:font-weight="normal" officeooo:rsid="002c93e4" style:font-weight-asian="normal" style:font-name-complex="Liberation Serif1" style:font-weight-complex="bold"/>
    </style:style>
    <style:style style:name="T21" style:family="text">
      <style:text-properties style:font-name="Liberation Serif1" fo:font-weight="bold" style:font-weight-asian="bold" style:font-name-complex="Liberation Serif1" style:font-weight-complex="bold"/>
    </style:style>
    <style:style style:name="T22" style:family="text">
      <style:text-properties officeooo:rsid="0026d98b"/>
    </style:style>
    <style:style style:name="T23" style:family="text">
      <style:text-properties style:font-weight-complex="bold"/>
    </style:style>
    <style:style style:name="T24" style:family="text">
      <style:text-properties officeooo:rsid="00296aca"/>
    </style:style>
    <style:style style:name="T25" style:family="text">
      <style:text-properties style:font-name-complex="Google Sans Text"/>
    </style:style>
    <style:style style:name="T26" style:family="text">
      <style:text-properties style:font-name-complex="Google Sans Text" style:font-weight-complex="bold"/>
    </style:style>
    <style:style style:name="T27" style:family="text">
      <style:text-properties style:font-name="Liberation Serif1"/>
    </style:style>
    <style:style style:name="T28" style:family="text">
      <style:text-properties officeooo:rsid="002bff98"/>
    </style:style>
    <style:style style:name="T29" style:family="text">
      <style:text-properties style:font-weight-asian="bold" style:font-weight-complex="bold"/>
    </style:style>
    <style:style style:name="T30" style:family="text">
      <style:text-properties officeooo:rsid="002bff98" style:font-weight-asian="bold" style:font-weight-complex="bold"/>
    </style:style>
    <style:style style:name="T31" style:family="text">
      <style:text-properties officeooo:rsid="002c93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tor :</text:p>
      <text:p text:style-name="P1">การตรวจสอบแรงบิด (Torque Check) สำหรับน้ำหนัก 135 kg เพราะการเพิ่มน้ำหนักจาก 60 kg ไปเป็น 85 kg (ตัวรถ + แขนกล) <text:s/>และต้องแบกโหลดอีก 50 kg รวมเป็น 135 kg จะเปลี่ยนพฤติกรรมทางฟิสิกส์ของหุ่นยนต์ใน Simulation</text:p>
      <text:p text:style-name="P2">เมื่อน้ำหนักเพิ่มขึ้น แรงบิดที่ต้องใช้ในการเอาชนะความเฉื่อยเพื่อให้เร่งถึง 1 m/s ก็ต้องสูงขึ้นตามกฎ ΣF=Ma</text:p>
      <text:p text:style-name="P7"/>
      <text:p text:style-name="P7">Oriental Motor BLMR Series</text:p>
      <text:p text:style-name="P5">ชุดขับ BLVD-KRD<text:tab/></text:p>
      <text:list xml:id="list3406256312" text:style-name="L7">
        <text:list-item>
          <text:p text:style-name="P10">ความละเอียดที่ตัวมอเตอร์ (Motor Shaft): 36,000 pulses ต่อการหมุน 1 รอบ (ppr) หรือ 0.01 องศาต่อพัลส์</text:p>
        </text:list-item>
        <text:list-item>
          <text:p text:style-name="P10">อัตราทดเกียร์ (Gear Ratio): 10:1 (รุ่น GFV6G10)</text:p>
        </text:list-item>
        <text:list-item>
          <text:p text:style-name="P10"><text:span text:style-name="T23">ความละเอียดที่ปลายเพลาล้อ </text:span><text:span text:style-name="T6">(Output Shaft):</text:span> 36,000 x 10 = <text:span text:style-name="T6">360,000 pulses/rev</text:span></text:p>
        </text:list-item>
      </text:list>
      <text:p text:style-name="P9"/>
      <text:p text:style-name="P7">การเปลี่ยนพัลส์เป็นระยะทาง (Distance Calculation)</text:p>
      <text:p text:style-name="P1"><text:span text:style-name="T11">ไดเมนชันล้อที่คุณออกแบบ </text:span>Ø <text:span text:style-name="T24">160 mm</text:span></text:p>
      <text:p text:style-name="P3">เส้นรอบวง 160 mm x π ประมาณ 502.65 mm หรือ 0.50265 m</text:p>
      <text:p text:style-name="P3">ระยะทางต่อ 1 pulse : 502.65 mm / 360,000 pulses ประมาณ 0.00139 mm / pulse</text:p>
      <text:p text:style-name="P3">ทุกๆ 1 pulse <text:span text:style-name="T7">PLC </text:span><text:span text:style-name="T10">จะอ่านได้ 0.00139 mm</text:span></text:p>
      <text:p text:style-name="P3"><text:span text:style-name="T10"/></text:p>
      <text:p text:style-name="P3">แรงบิดใช้งาน (Rated Torque) : <text:span text:style-name="T28">11.4 N.m ต่อ ข้าง (รวม 2 ข้าง 22.8 N.m)</text:span></text:p>
      <text:p text:style-name="P6"><text:span text:style-name="T10">แรงบิดสูงสุด (Max Torque) : </text:span><text:span text:style-name="T12">22.9 N.m ต่อข้าง</text:span></text:p>
      <text:p text:style-name="P6"><text:span text:style-name="T12"/></text:p>
      <text:p text:style-name="P6"><text:span text:style-name="T12"/></text:p>
      <text:p text:style-name="P6"><text:line-break/><text:span text:style-name="T22">PLC :</text:span></text:p>
      <text:p text:style-name="P7">Modbus RTU (RS-485)</text:p>
      <text:p text:style-name="P9">Modbus RTU: PLC รุ่น FX5UC มีพอร์ต RS-485 มาให้ในตัว (Built-in) อยู่แล้ว คุณสามารถเชื่อมต่อสายสัญญาณจากชุดขับ BLVD-KRD เข้าที่พอร์ตนี้ได้ทันทีโดยไม่ต้องซื้อโมดูลเพิ่ม</text:p>
      <text:p text:style-name="P9"/>
      <text:p text:style-name="P7">(Software Support)</text:p>
      <text:p text:style-name="P17"><text:span text:style-name="T11">ในซอฟต์แวร์ GX Works3 มีฟังก์ชันสำเร็จรูปที่ชื่อว่า "</text:span><text:span text:style-name="T8">Predefined Protocol Support Function</text:span><text:span text:style-name="T11">" สำหรับ Modbus RTU โดยเฉพาะ</text:span>คุณไม่ต้องเขียนคำสั่งคำนวณ Checksum เอง เพียงแค่กรอกค่า Register จากตารางใน Data Sheet ของ Oriental Motor (เช่น Register สำหรับความเร็วหรือแรงบิด) ลงในตารางของ GX Works3 ก็สามารถอ่าน/เขียนข้อมูลได้เลย</text:p>
      <text:p text:style-name="P16"><text:span text:style-name="T15">มีคำสั่งสำเร็จรูปอย่าง </text:span><text:span text:style-name="Source_20_Text"><text:span text:style-name="T15">ADPRW</text:span></text:span><text:span text:style-name="T15"> ที่ทำให้การสื่อสารกับ Device หลายตัว (เช่น มอเตอร์ซ้ายและขวา) ทำได้เป็นลำดับขั้นตอนและจัดการ Error ได้ง่าย</text:span></text:p>
      <text:p text:style-name="P9">Mitsubishi และ Oriental Motor มีความร่วมมือกันอย่างดีในประเทศไทย คุณสามารถหา <text:span text:style-name="T7">Function Block (FB)</text:span> สำเร็จรูปสำหรับการควบคุมมอเตอร์ตระกูล BLV ผ่าน Modbus RTU ได้ง่าย ซึ่งจะช่วยลดเวลาในการ Coding ไปได้มาก และลดโอกาสเกิด Error ที่ "ไม่รู้ที่มาที่ไป" </text:p>
      <text:p text:style-name="P9"/>
      <text:p text:style-name="P9"/>
      <text:p text:style-name="P13"><text:span text:style-name="T7">lidar</text:span> </text:p>
      <text:p text:style-name="P4"><text:span text:style-name="T13"/></text:p>
      <text:p text:style-name="P12"><text:span text:style-name="T31">จุดสีขาวๆ ใน Rviz <text:s/>คือ </text:span>Merge</text:p>
      <text:p text:style-name="P14"><text:span text:style-name="Source_20_Text"><text:span text:style-name="T17"/></text:span></text:p>
      <text:p text:style-name="P14"><text:span text:style-name="Source_20_Text"><text:span text:style-name="T17">/lidar_front/scan</text:span></text:span><text:span text:style-name="T17">: ข้อมูลระยะทางดิบจาก Lidar ตัวหน้า (ติดตั้งแบบแนวทะแยงซ้าย) กวาดมุมมองเฉพาะด้านที่มันเห็น</text:span></text:p>
      <text:p text:style-name="P11"><text:span text:style-name="Source_20_Text"><text:span text:style-name="T15">/lidar_rear/scan</text:span></text:span>: ข้อมูลระยะทางดิบจาก Lidar ตัวหลัง (ติดตั้งแบบแนวทะแยงขวา) กวาดมุมมองเฉพาะด้านที่มันเห็น</text:p>
      <text:p text:style-name="P11"/>
      <text:p text:style-name="P18"><text:soft-page-break/><text:span text:style-name="Source_20_Text"><text:span text:style-name="T15">/</text:span></text:span><text:span text:style-name="Source_20_Text"><text:span text:style-name="T21">merged</text:span></text:span><text:span text:style-name="T7">: </text:span>นี่คือผลลัพธ์จาก Node <text:span text:style-name="Source_20_Text"><text:span text:style-name="T15">dual_laser_merger</text:span></text:span> มันนำเอา Scan หน้าและหลังมารวมกันโดยอิงตามตำแหน่ง TF </text:p>
      <text:list xml:id="list3209537406" text:style-name="L11">
        <text:list-item>
          <text:p text:style-name="P19">หน้าที่: เป็นข้อมูล 360 องศารอบตัวรถที่ไม่มีจุดบอด </text:p>
        </text:list-item>
        <text:list-item>
          <text:p text:style-name="P23"><text:span text:style-name="T17">Type: </text:span><text:span text:style-name="Source_20_Text"><text:span text:style-name="T17">sensor_msgs/msg/LaserScan</text:span></text:span><text:span text:style-name="T17"> (ข้อมูล 2 มิติ)</text:span></text:p>
        </text:list-item>
      </text:list>
      <text:p text:style-name="P18"><text:span text:style-name="Source_20_Text"><text:span text:style-name="T15">/merged_cloud</text:span></text:span>: เป็นการแปลงข้อมูลที่รวมแล้วให้อยู่ในรูปแบบ Point Cloud</text:p>
      <text:list xml:id="list3805103475" text:style-name="L12">
        <text:list-item>
          <text:p text:style-name="P22"><text:span text:style-name="T17">ความต่าง: ขณะที่ </text:span><text:span text:style-name="Source_20_Text"><text:span text:style-name="T17">/merged</text:span></text:span><text:span text:style-name="T17"> เป็นอาเรย์ของระยะทาง (2D), </text:span><text:span text:style-name="Source_20_Text"><text:span text:style-name="T17">/merged_cloud</text:span></text:span><text:span text:style-name="T17"> จะบอกตำแหน่งเป็นค่าพิกัด $X, Y, Z$ ในพื้นที่ 3 มิติ </text:span></text:p>
        </text:list-item>
        <text:list-item>
          <text:p text:style-name="P20">หน้าที่: มักใช้สำหรับกระบวนการประมวลผลขั้นสูง หรือแสดงผลใน RViz ให้เห็นเป็นจุดหนาแน่นเหมือนที่คุณเห็นอยู่ตอนนี้ครับ </text:p>
        </text:list-item>
      </text:list>
      <text:p text:style-name="P15"><text:span text:style-name="Source_20_Text"><text:span text:style-name="T15">/amr_mtt/scan</text:span></text:span><text:span text:style-name="T15">: ตัวนี้คือตัวแปรที่ถูก Remap หรือจัดกลุ่มให้อยู่ภายใต้ชื่อหุ่นยนต์ของคุณ</text:span></text:p>
      <text:list xml:id="list2813929181" text:style-name="L13">
        <text:list-item>
          <text:p text:style-name="P24"><text:span text:style-name="T17">หน้าที่: ในอนาคตเมื่อคุณทำ Fleet Management (มีหุ่นยนต์ 2-3 ตัว) Nav2 ของหุ่นยนต์ตัวที่ 1 จะไปดึงค่าจาก </text:span><text:span text:style-name="Source_20_Text"><text:span text:style-name="T17">/amr_mtt/scan</text:span></text:span><text:span text:style-name="T17"> นี้เพื่อไม่ให้ข้อมูลไปตีกับหุ่นยนต์ตัวอื่นครับ </text:span></text:p>
        </text:list-item>
      </text:list>
      <text:p text:style-name="P2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00:04:08.049550023</meta:creation-date>
    <dc:date>2026-01-25T04:07:13.133902900</dc:date>
    <meta:editing-duration>PT3H32M19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1513" meta:character-count="2443" meta:non-whitespace-character-count="2209"/>
  </office:meta>
</office:document-meta>
</file>